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00pt" officeooo:rsid="00068aaf" officeooo:paragraph-rsid="00068aaf" style:font-size-asian="300pt" style:font-size-complex="300pt"/>
    </style:style>
    <style:style style:name="P2" style:family="paragraph" style:parent-style-name="Standard">
      <style:paragraph-properties fo:text-align="center" style:justify-single-word="false"/>
      <style:text-properties fo:font-size="90pt" officeooo:rsid="00068aaf" officeooo:paragraph-rsid="00068aaf" style:font-size-asian="78.75pt" style:font-size-complex="90pt"/>
    </style:style>
    <style:style style:name="P3" style:family="paragraph" style:parent-style-name="Standard">
      <style:paragraph-properties fo:text-align="center" style:justify-single-word="false" fo:break-before="page"/>
      <style:text-properties fo:font-size="90pt" officeooo:rsid="00068aaf" officeooo:paragraph-rsid="00068aaf" style:font-size-asian="78.75pt" style:font-size-complex="9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ena</text:p>
      <text:p text:style-name="P1">A</text:p>
      <text:p text:style-name="P3">Arena</text:p>
      <text:p text:style-name="P1"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7T09:28:30.931202420</meta:creation-date>
    <dc:date>2015-07-17T09:29:22.849410957</dc:date>
    <meta:editing-duration>P0D</meta:editing-duration>
    <meta:editing-cycles>1</meta:editing-cycles>
    <meta:document-statistic meta:table-count="0" meta:image-count="0" meta:object-count="0" meta:page-count="2" meta:paragraph-count="4" meta:word-count="4" meta:character-count="12" meta:non-whitespace-character-count="12"/>
    <meta:generator>LibreOffice/4.2.8.2$Linux_x86 LibreOffice_project/420m0$Build-2</meta:generator>
  </office:meta>
</office:document-meta>
</file>